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0440095464101</text:p>
          </table:table-cell>
          <table:table-cell office:value-type="string" calcext:value-type="string">
            <text:p>2024-02-14 14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3752" calcext:value-type="float">
            <text:p>119.1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40095464101</text:p>
          </table:table-cell>
          <table:table-cell office:value-type="string" calcext:value-type="string">
            <text:p>2023-01-20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19072" calcext:value-type="float">
            <text:p>116.0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40095464101</text:p>
          </table:table-cell>
          <table:table-cell office:value-type="string" calcext:value-type="string">
            <text:p>2022-02-08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3672" calcext:value-type="float">
            <text:p>107.10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40095464101</text:p>
          </table:table-cell>
          <table:table-cell office:value-type="string" calcext:value-type="string">
            <text:p>2021-01-29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60872" calcext:value-type="float">
            <text:p>107.56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40095464101</text:p>
          </table:table-cell>
          <table:table-cell office:value-type="string" calcext:value-type="string">
            <text:p>2020-02-18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1352" calcext:value-type="float">
            <text:p>103.7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" meta:object-count="0"/>
    <meta:user-defined meta:name="AppVersion">3.0</meta:user-defined>
  </office:meta>
</office:document-meta>
</file>